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ebb" officeooo:paragraph-rsid="000f8ebb"/>
    </style:style>
    <style:style style:name="P2" style:family="paragraph" style:parent-style-name="Standard">
      <style:text-properties officeooo:rsid="00102994" officeooo:paragraph-rsid="001158de"/>
    </style:style>
    <style:style style:name="P3" style:family="paragraph" style:parent-style-name="Standard">
      <style:text-properties officeooo:rsid="001158de" officeooo:paragraph-rsid="001158de"/>
    </style:style>
    <style:style style:name="P4" style:family="paragraph" style:parent-style-name="Standard" style:list-style-name="L2">
      <style:text-properties officeooo:rsid="001158de" officeooo:paragraph-rsid="001158de"/>
    </style:style>
    <style:style style:name="P5" style:family="paragraph" style:parent-style-name="Standard" style:list-style-name="L4">
      <style:text-properties officeooo:rsid="001158de" officeooo:paragraph-rsid="001158de"/>
    </style:style>
    <style:style style:name="P6" style:family="paragraph" style:parent-style-name="Standard" style:list-style-name="L3">
      <style:text-properties officeooo:paragraph-rsid="001158de"/>
    </style:style>
    <style:style style:name="T1" style:family="text">
      <style:text-properties officeooo:rsid="001158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 vs Data Structure:</text:p>
      <text:p text:style-name="P1"/>
      <text:p text:style-name="P1">static array: array size is already given when assigning the array at the beginning.</text:p>
      <text:p text:style-name="P1">Dynamic array: when we try to add a element to an existing array it has to find a different space in the memory restore whole array with the new element.</text:p>
      <text:p text:style-name="P1"/>
      <text:p text:style-name="P2"><text:span text:style-name="T1">Arrays:</text:span></text:p>
      <text:p text:style-name="P2">Whenever you see a string problem, treat them as an array.</text:p>
      <text:p text:style-name="P2"><text:span text:style-name="T1">Pros: </text:span></text:p>
      <text:list xml:id="list3617714184" text:style-name="L3">
        <text:list-item>
          <text:p text:style-name="P6"><text:span text:style-name="T1">looking up data if you know the index. </text:span></text:p>
        </text:list-item>
      </text:list>
      <text:list xml:id="list3480651266" text:style-name="L2">
        <text:list-item>
          <text:p text:style-name="P4">Pop or append</text:p>
        </text:list-item>
        <text:list-item>
          <text:p text:style-name="P4">ordered </text:p>
        </text:list-item>
      </text:list>
      <text:p text:style-name="P3">cons:</text:p>
      <text:list xml:id="list3174245244" text:style-name="L4">
        <text:list-item>
          <text:p text:style-name="P5">insert </text:p>
        </text:list-item>
        <text:list-item>
          <text:p text:style-name="P5">delete</text:p>
        </text:list-item>
        <text:list-item>
          <text:p text:style-name="P5">fixed size if array is stat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2T15:21:44.479576785</meta:creation-date>
    <dc:date>2022-10-05T14:57:41.889035643</dc:date>
    <meta:editing-duration>PT7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8" meta:character-count="444" meta:non-whitespace-character-count="371"/>
  </office:meta>
</office:document-meta>
</file>